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67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67cm"/>
    </style:style>
    <style:style style:name="gr9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586cm" fo:padding-top="0.15cm" fo:padding-bottom="0.15cm" fo:padding-left="0.275cm" fo:padding-right="0.275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3" fo:font-size="18pt" fo:font-weight="350" style:font-name-asian="Fira Sans Book3" style:font-size-asian="18pt" style:font-name-complex="Fira Sans Book3" style:font-size-complex="18pt"/>
    </style:style>
    <style:style style:name="T3" style:family="text">
      <style:text-properties style:font-name="Fira Sans Book1" fo:font-size="18pt" fo:font-weight="350" style:font-name-asian="Fira Sans Book3" style:font-size-asian="18pt" style:font-name-complex="Fira Sans Book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5.791cm" svg:y1="7.804cm" svg:x2="5.791cm" svg:y2="8.434cm">
            <text:p/>
          </draw:line>
          <draw:line draw:style-name="gr2" draw:text-style-name="P1" draw:layer="layout" svg:x1="5.082cm" svg:y1="8.434cm" svg:x2="6.497cm" svg:y2="8.434cm">
            <text:p/>
          </draw:line>
          <draw:line draw:style-name="gr3" draw:text-style-name="P1" draw:layer="layout" svg:x1="5.319cm" svg:y1="8.746cm" svg:x2="6.262cm" svg:y2="8.746cm">
            <text:p/>
          </draw:line>
          <draw:line draw:style-name="gr4" draw:text-style-name="P1" draw:layer="layout" svg:x1="5.553cm" svg:y1="9.061cm" svg:x2="6.025cm" svg:y2="9.061cm">
            <text:p/>
          </draw:line>
        </draw:g>
        <draw:frame draw:style-name="gr5" draw:text-style-name="P2" xml:id="id1" draw:id="id1" draw:layer="layout" svg:width="1.475cm" svg:height="1.067cm" svg:x="1.558cm" svg:y="1.215cm">
          <draw:text-box>
            <text:p><text:span text:style-name="T1">Vin</text:span></text:p>
          </draw:text-box>
        </draw:frame>
        <draw:g xml:id="id2" draw:id="id2">
          <draw:line draw:style-name="gr6" draw:text-style-name="P3" draw:layer="layout" svg:x1="4.601cm" svg:y1="2.46cm" svg:x2="4.948cm" svg:y2="2.525cm">
            <text:p/>
          </draw:line>
          <draw:line draw:style-name="gr6" draw:text-style-name="P3" draw:layer="layout" svg:x1="4.372cm" svg:y1="2.627cm" svg:x2="4.946cm" svg:y2="2.742cm">
            <text:p/>
          </draw:line>
          <draw:line draw:style-name="gr6" draw:text-style-name="P3" draw:layer="layout" svg:x1="4.368cm" svg:y1="2.63cm" svg:x2="4.944cm" svg:y2="2.524cm">
            <text:p/>
          </draw:line>
          <draw:line draw:style-name="gr6" draw:text-style-name="P3" draw:layer="layout" svg:x1="4.942cm" svg:y1="2.741cm" svg:x2="4.366cm" svg:y2="2.847cm">
            <text:p/>
          </draw:line>
          <draw:line draw:style-name="gr6" draw:text-style-name="P3" draw:layer="layout" svg:x1="4.94cm" svg:y1="2.958cm" svg:x2="4.364cm" svg:y2="3.064cm">
            <text:p/>
          </draw:line>
          <draw:line draw:style-name="gr6" draw:text-style-name="P3" draw:layer="layout" svg:x1="4.944cm" svg:y1="2.961cm" svg:x2="4.37cm" svg:y2="2.846cm">
            <text:p/>
          </draw:line>
          <draw:line draw:style-name="gr6" draw:text-style-name="P3" draw:layer="layout" svg:x1="4.367cm" svg:y1="3.054cm" svg:x2="4.941cm" svg:y2="3.169cm">
            <text:p/>
          </draw:line>
          <draw:line draw:style-name="gr6" draw:text-style-name="P3" draw:layer="layout" svg:x1="4.366cm" svg:y1="3.271cm" svg:x2="4.94cm" svg:y2="3.386cm">
            <text:p/>
          </draw:line>
          <draw:line draw:style-name="gr6" draw:text-style-name="P3" draw:layer="layout" svg:x1="4.362cm" svg:y1="3.274cm" svg:x2="4.938cm" svg:y2="3.168cm">
            <text:p/>
          </draw:line>
          <draw:line draw:style-name="gr6" draw:text-style-name="P3" draw:layer="layout" svg:x1="4.936cm" svg:y1="3.384cm" svg:x2="4.36cm" svg:y2="3.49cm">
            <text:p/>
          </draw:line>
          <draw:line draw:style-name="gr6" draw:text-style-name="P3" draw:layer="layout" svg:x1="4.934cm" svg:y1="3.602cm" svg:x2="4.591cm" svg:y2="3.662cm">
            <text:p/>
          </draw:line>
          <draw:line draw:style-name="gr6" draw:text-style-name="P3" draw:layer="layout" svg:x1="4.938cm" svg:y1="3.604cm" svg:x2="4.364cm" svg:y2="3.489cm">
            <text:p/>
          </draw:line>
        </draw:g>
        <draw:connector draw:style-name="gr7" draw:text-style-name="P4" draw:layer="layout" svg:x1="3.033cm" svg:y1="1.748cm" svg:x2="4.654cm" svg:y2="2.46cm" draw:start-shape="id1" draw:start-glue-point="1" draw:end-shape="id2" draw:end-glue-point="0" svg:d="M3033 1748h1621v712" svg:viewBox="0 0 1622 713">
          <text:p/>
        </draw:connector>
        <draw:frame draw:style-name="gr8" draw:text-style-name="P2" draw:layer="layout" svg:width="1.168cm" svg:height="1.017cm" svg:x="3.286cm" svg:y="2.843cm">
          <draw:text-box>
            <text:p><text:span text:style-name="T1">1k</text:span></text:p>
          </draw:text-box>
        </draw:frame>
        <draw:g xml:id="id3" draw:id="id3">
          <draw:line draw:style-name="gr9" draw:text-style-name="P1" draw:layer="layout" svg:x1="3.953cm" svg:y1="5.754cm" svg:x2="5.368cm" svg:y2="5.754cm">
            <text:p/>
          </draw:line>
          <draw:line draw:style-name="gr10" draw:text-style-name="P1" draw:layer="layout" svg:x1="3.954cm" svg:y1="6.154cm" svg:x2="5.369cm" svg:y2="6.154cm">
            <text:p/>
          </draw:line>
        </draw:g>
        <draw:line draw:style-name="gr11" draw:text-style-name="P3" xml:id="id5" draw:id="id5" draw:layer="layout" svg:x1="4.657cm" svg:y1="3.682cm" svg:x2="4.657cm" svg:y2="5.8cm">
          <text:p/>
        </draw:line>
        <draw:connector draw:style-name="gr12" draw:text-style-name="P4" draw:layer="layout" svg:x1="4.661cm" svg:y1="6.154cm" svg:x2="5.789cm" svg:y2="7.804cm" draw:start-shape="id3" draw:start-glue-point="2" draw:end-shape="id4" draw:end-glue-point="0" svg:d="M4661 6154v825h1128v825" svg:viewBox="0 0 1129 1651">
          <text:p/>
        </draw:connector>
        <draw:frame draw:style-name="gr8" draw:text-style-name="P2" draw:layer="layout" svg:width="1.534cm" svg:height="1.017cm" svg:x="5.386cm" svg:y="5.444cm">
          <draw:text-box>
            <text:p><text:span text:style-name="T1">1</text:span><text:span text:style-name="T2">μ</text:span><text:span text:style-name="T3">F</text:span></text:p>
          </draw:text-box>
        </draw:frame>
        <draw:frame draw:style-name="gr13" draw:text-style-name="P2" xml:id="id6" draw:id="id6" draw:layer="layout" svg:width="1.846cm" svg:height="1.067cm" svg:x="6.659cm" svg:y="3.416cm">
          <draw:text-box>
            <text:p><text:span text:style-name="T1">Vout</text:span></text:p>
          </draw:text-box>
        </draw:frame>
        <draw:connector draw:style-name="gr7" draw:text-style-name="P4" draw:layer="layout" svg:x1="4.657cm" svg:y1="4.741cm" svg:x2="6.659cm" svg:y2="3.949cm" draw:start-shape="id5" draw:start-glue-point="1" draw:end-shape="id6" svg:d="M4657 4741h1001v-792h1001" svg:viewBox="0 0 2003 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2-25T14:03:03.883648659</dc:date>
    <meta:editing-duration>PT25M29S</meta:editing-duration>
    <meta:editing-cycles>8</meta:editing-cycles>
    <meta:generator>LibreOffice/5.1.6.2$Linux_X86_64 LibreOffice_project/10m0$Build-2</meta:generator>
    <meta:document-statistic meta:object-count="29"/>
  </office:meta>
</office:document-meta>
</file>